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514in" fo:margin-left="0.0035in" fo:margin-top="0in" fo:margin-bottom="0in" table:align="left" style:writing-mode="lr-tb"/>
    </style:style>
    <style:style style:name="Table1.A" style:family="table-column">
      <style:table-column-properties style:column-width="1.1208in"/>
    </style:style>
    <style:style style:name="Table1.B" style:family="table-column">
      <style:table-column-properties style:column-width="0.875in"/>
    </style:style>
    <style:style style:name="Table1.C" style:family="table-column">
      <style:table-column-properties style:column-width="3.7507in"/>
    </style:style>
    <style:style style:name="Table1.D" style:family="table-column">
      <style:table-column-properties style:column-width="1.2049in"/>
    </style:style>
    <style:style style:name="Table1.1" style:family="table-row">
      <style:table-row-properties style:min-row-height="0.2271in"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2" style:family="table-row">
      <style:table-row-properties style:min-row-height="0.4639in" fo:keep-together="auto"/>
    </style:style>
    <style:style style:name="Table2" style:family="table">
      <style:table-properties style:width="6.7007in" fo:margin-left="0.4035in" fo:margin-top="0in" fo:margin-bottom="0in" table:align="left" style:writing-mode="lr-tb"/>
    </style:style>
    <style:style style:name="Table2.A" style:family="table-column">
      <style:table-column-properties style:column-width="0.5868in"/>
    </style:style>
    <style:style style:name="Table2.B" style:family="table-column">
      <style:table-column-properties style:column-width="3.8799in"/>
    </style:style>
    <style:style style:name="Table2.C" style:family="table-column">
      <style:table-column-properties style:column-width="2.234in"/>
    </style:style>
    <style:style style:name="Table2.1" style:family="table-row">
      <style:table-row-properties style:min-row-height="0.3021in"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.2" style:family="table-row">
      <style:table-row-properties style:min-row-height="0.291in" fo:keep-together="auto"/>
    </style:style>
    <style:style style:name="P1" style:family="paragraph" style:parent-style-name="Header">
      <style:paragraph-properties fo:text-align="end" style:justify-single-word="false"/>
      <style:text-properties fo:font-style="italic" style:font-style-asian="italic" style:font-style-complex="italic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>
      <style:paragraph-properties fo:break-before="page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Standard">
      <style:text-properties fo:font-size="18pt" style:font-size-asian="18pt" style:font-size-complex="18pt"/>
    </style:style>
    <style:style style:name="P8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0" style:family="paragraph" style:parent-style-name="Standard">
      <style:paragraph-properties fo:margin-left="0in" fo:margin-right="0in" fo:line-height="115%" fo:hyphenation-ladder-count="no-limit" fo:text-indent="0in" style:auto-text-indent="false"/>
      <style:text-properties fo:hyphenate="true" fo:hyphenation-remain-char-count="2" fo:hyphenation-push-char-count="2" loext:hyphenation-no-caps="false"/>
    </style:style>
    <style:style style:name="P11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Aptos" fo:font-size="12pt" style:letter-kerning="true" style:font-name-asian="Aptos1" style:font-size-asian="12pt" style:language-asian="en" style:country-asian="US" style:font-size-complex="12pt" style:language-complex="ar" style:country-complex="SA"/>
    </style:style>
    <style:style style:name="P12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style:font-name="Aptos" fo:font-size="12pt" style:letter-kerning="true" style:font-name-asian="Aptos1" style:font-size-asian="12pt" style:language-asian="en" style:country-asian="US" style:font-size-complex="12pt" style:language-complex="ar" style:country-complex="SA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2" fo:widows="2" fo:text-indent="0in" style:auto-text-indent="false"/>
      <style:text-properties style:font-name="Aptos" fo:font-size="12pt" officeooo:rsid="000955b7" officeooo:paragraph-rsid="000955b7" style:letter-kerning="true" style:font-name-asian="Aptos1" style:font-size-asian="12pt" style:language-asian="en" style:country-asian="US" style:font-size-complex="12pt" style:language-complex="ar" style:country-complex="SA"/>
    </style:style>
    <style:style style:name="P14" style:family="paragraph" style:parent-style-name="Standard">
      <style:paragraph-properties>
        <style:tab-stops>
          <style:tab-stop style:position="2.9563in"/>
        </style:tab-stops>
      </style:paragraph-properties>
    </style:style>
    <style:style style:name="P15" style:family="paragraph" style:parent-style-name="Standard">
      <style:paragraph-properties>
        <style:tab-stops>
          <style:tab-stop style:position="1.3307in"/>
        </style:tab-stops>
      </style:paragraph-properties>
    </style:style>
    <style:style style:name="P16" style:family="paragraph" style:parent-style-name="Standard">
      <style:text-properties officeooo:rsid="000b5107" officeooo:paragraph-rsid="000b5107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2" fo:widows="2" fo:text-indent="0in" style:auto-text-indent="false"/>
      <style:text-properties fo:font-size="12pt" style:letter-kerning="true" style:font-name-asian="Aptos1" style:font-size-asian="12pt" style:language-asian="en" style:country-asian="US" style:font-size-complex="12pt" style:language-complex="ar" style:country-complex="SA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font-size="12pt" style:letter-kerning="true" style:font-name-asian="Aptos1" style:font-size-asian="12pt" style:language-asian="en" style:country-asian="US" style:font-size-complex="12pt" style:language-complex="ar" style:country-complex="SA"/>
    </style:style>
    <style:style style:name="P19" style:family="paragraph" style:parent-style-name="Contents_20_1">
      <style:paragraph-properties>
        <style:tab-stops>
          <style:tab-stop style:position="7in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7in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7in" style:type="right" style:leader-style="dotted" style:leader-text="."/>
        </style:tab-stops>
      </style:paragraph-properties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Heading_20_3">
      <style:text-properties officeooo:paragraph-rsid="000a044a"/>
    </style:style>
    <style:style style:name="P24" style:family="paragraph" style:parent-style-name="List_20_Paragraph" style:list-style-name="L1">
      <style:paragraph-properties fo:margin-top="0in" fo:margin-bottom="0.111in" style:contextual-spacing="true"/>
      <style:text-properties officeooo:rsid="0019500c" officeooo:paragraph-rsid="0019500c"/>
    </style:style>
    <style:style style:name="P25" style:family="paragraph" style:parent-style-name="List_20_Paragraph">
      <style:paragraph-properties fo:margin-left="0in" fo:margin-right="0in" fo:text-indent="0in" style:auto-text-indent="false"/>
      <style:text-properties officeooo:rsid="0019500c" officeooo:paragraph-rsid="0019500c"/>
    </style:style>
    <style:style style:name="P26" style:family="paragraph" style:parent-style-name="List_20_Paragraph">
      <style:paragraph-properties fo:margin-left="0.5in" fo:margin-right="0in" fo:text-indent="0in" style:auto-text-indent="false"/>
      <style:text-properties officeooo:paragraph-rsid="0009a215"/>
    </style:style>
    <style:style style:name="P27" style:family="paragraph" style:parent-style-name="Standard">
      <style:text-properties officeooo:rsid="000b5107" officeooo:paragraph-rsid="000b5107"/>
    </style:style>
    <style:style style:name="P28" style:family="paragraph" style:parent-style-name="Standard">
      <style:text-properties officeooo:rsid="0019500c" officeooo:paragraph-rsid="0019500c"/>
    </style:style>
    <style:style style:name="P29" style:family="paragraph" style:parent-style-name="Standard">
      <style:text-properties officeooo:rsid="001bcf1f" officeooo:paragraph-rsid="001bcf1f"/>
    </style:style>
    <style:style style:name="T1" style:family="text">
      <style:text-properties officeooo:rsid="000a044a"/>
    </style:style>
    <style:style style:name="T2" style:family="text">
      <style:text-properties officeooo:rsid="00153e6b"/>
    </style:style>
    <style:style style:name="T3" style:family="text">
      <style:text-properties officeooo:rsid="0019500c"/>
    </style:style>
    <style:style style:name="T4" style:family="text">
      <style:text-properties officeooo:rsid="001b10a9"/>
    </style:style>
    <style:style style:name="T5" style:family="text">
      <style:text-properties officeooo:rsid="001bcf1f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8">Elektrotehnički fakultet u Beogradu</text:p>
      <text:p text:style-name="P8">SI3PSI Principi Softverskog Inženjerstva</text:p>
      <text:p text:style-name="P8"/>
      <text:p text:style-name="P8">Projekat Elektronski Dnevnik</text:p>
      <text:p text:style-name="P8"/>
      <text:p text:style-name="P9"/>
      <text:p text:style-name="P9">Specifikacija scenarija upotrebe funkcionalnosti</text:p>
      <text:p text:style-name="P9">registracija korisnika</text:p>
      <text:p text:style-name="P8"/>
      <text:p text:style-name="P8">Verzija 1.0</text:p>
      <text:p text:style-name="P7"/>
      <text:p text:style-name="P5"/>
      <text:p text:style-name="P3"><text:tab/>Istorija izmena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7">Datum</text:p>
          </table:table-cell>
          <table:table-cell table:style-name="Table1.A1" office:value-type="string">
            <text:p text:style-name="P17">Verzija</text:p>
          </table:table-cell>
          <table:table-cell table:style-name="Table1.A1" office:value-type="string">
            <text:p text:style-name="P17">Kratak opis</text:p>
          </table:table-cell>
          <table:table-cell table:style-name="Table1.A1" office:value-type="string">
            <text:p text:style-name="P17">Autor</text:p>
          </table:table-cell>
        </table:table-row>
        <table:table-row table:style-name="Table1.2">
          <table:table-cell table:style-name="Table1.A1" office:value-type="string">
            <text:p text:style-name="P17">15.4.2026.</text:p>
          </table:table-cell>
          <table:table-cell table:style-name="Table1.A1" office:value-type="string">
            <text:p text:style-name="P17">1.0</text:p>
          </table:table-cell>
          <table:table-cell table:style-name="Table1.A1" office:value-type="string">
            <text:p text:style-name="P18">Inicijalna verzija</text:p>
          </table:table-cell>
          <table:table-cell table:style-name="Table1.A1" office:value-type="string">
            <text:p text:style-name="P13">Vuk Dolijanović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</table:table>
      <text:p text:style-name="P14"/>
      <text:p text:style-name="Standard"/>
      <text:p text:style-name="Standard"/>
      <text:p text:style-name="Standard"/>
      <text:p text:style-name="Standard"/>
      <text:p text:style-name="P15"><text:tab/></text:p>
      <text:p text:style-name="P10"/>
      <text:table-of-content text:style-name="Sect1" text:protected="true" text:name="Table of Contents1">
        <text:table-of-content-source text:outline-level="3" text:use-index-marks="false">
          <text:index-title-template text:style-name="Contents_20_Heading">Sadržaj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">Sadržaj</text:p>
          </text:index-title>
          <text:p text:style-name="P19"><text:a xlink:type="simple" xlink:href="#__RefHeading___Toc4177_667440125" text:style-name="Index_20_Link" text:visited-style-name="Index_20_Link">1. Uvod<text:tab/>4</text:a></text:p>
          <text:p text:style-name="P20"><text:a xlink:type="simple" xlink:href="#__RefHeading___Toc4179_667440125" text:style-name="Index_20_Link" text:visited-style-name="Index_20_Link">1.1 Rezime<text:tab/>4</text:a></text:p>
          <text:p text:style-name="P20"><text:a xlink:type="simple" xlink:href="#__RefHeading___Toc4181_667440125" text:style-name="Index_20_Link" text:visited-style-name="Index_20_Link">1.2 Namena dokumenta i ciljne grupe<text:tab/>4</text:a></text:p>
          <text:p text:style-name="P20"><text:a xlink:type="simple" xlink:href="#__RefHeading___Toc4183_667440125" text:style-name="Index_20_Link" text:visited-style-name="Index_20_Link">1.3 Reference<text:tab/>4</text:a></text:p>
          <text:p text:style-name="P20"><text:a xlink:type="simple" xlink:href="#__RefHeading___Toc4185_667440125" text:style-name="Index_20_Link" text:visited-style-name="Index_20_Link">1.4 Otvorena pitanja<text:tab/>4</text:a></text:p>
          <text:p text:style-name="P19"><text:a xlink:type="simple" xlink:href="#__RefHeading___Toc4187_667440125" text:style-name="Index_20_Link" text:visited-style-name="Index_20_Link">2. Scenario registracije korisnika<text:tab/>4</text:a></text:p>
          <text:p text:style-name="P20"><text:a xlink:type="simple" xlink:href="#__RefHeading___Toc4189_667440125" text:style-name="Index_20_Link" text:visited-style-name="Index_20_Link">2.1 Kratak opis<text:tab/>4</text:a></text:p>
          <text:p text:style-name="P20"><text:a xlink:type="simple" xlink:href="#__RefHeading___Toc4191_667440125" text:style-name="Index_20_Link" text:visited-style-name="Index_20_Link">2.2 Tok događaja<text:tab/>4</text:a></text:p>
          <text:p text:style-name="P21"><text:a xlink:type="simple" xlink:href="#__RefHeading___Toc4193_667440125" text:style-name="Index_20_Link" text:visited-style-name="Index_20_Link">2.2.1 <text:s/>Izmena časa<text:tab/>4</text:a></text:p>
          <text:p text:style-name="P21"><text:a xlink:type="simple" xlink:href="#__RefHeading___Toc4195_667440125" text:style-name="Index_20_Link" text:visited-style-name="Index_20_Link">2.2.2 <text:s/>Kreiranje novog časa<text:tab/>5</text:a></text:p>
          <text:p text:style-name="P20"><text:a xlink:type="simple" xlink:href="#__RefHeading___Toc4197_667440125" text:style-name="Index_20_Link" text:visited-style-name="Index_20_Link">2.3 Posebni zahtevi<text:tab/>5</text:a></text:p>
          <text:p text:style-name="P20"><text:a xlink:type="simple" xlink:href="#__RefHeading___Toc4199_667440125" text:style-name="Index_20_Link" text:visited-style-name="Index_20_Link">2.4 <text:s/>Preduslovi<text:tab/>5</text:a></text:p>
          <text:p text:style-name="P20"><text:a xlink:type="simple" xlink:href="#__RefHeading___Toc4201_667440125" text:style-name="Index_20_Link" text:visited-style-name="Index_20_Link">2.5 Posledice<text:tab/>5</text:a></text:p>
        </text:index-body>
      </text:table-of-content>
      <text:p text:style-name="P15"/>
      <text:p text:style-name="P10"/>
      <text:h text:style-name="P22" text:outline-level="1"><text:bookmark-start text:name="_Toc227175560"/><text:bookmark-start text:name="__RefHeading___Toc4177_667440125"/>Uvod<text:bookmark-end text:name="_Toc227175560"/><text:bookmark-end text:name="__RefHeading___Toc4177_667440125"/></text:h>
      <text:h text:style-name="Heading_20_2" text:outline-level="2"><text:bookmark-start text:name="_Toc227175561"/><text:bookmark-start text:name="__RefHeading___Toc4179_667440125"/>Rezime<text:bookmark-end text:name="_Toc227175561"/><text:bookmark-end text:name="__RefHeading___Toc4179_667440125"/></text:h>
      <text:p text:style-name="Standard">Definisanje scenarija upotrebe pri <text:span text:style-name="T3">upisivanju ocena.</text:span></text:p>
      <text:h text:style-name="Heading_20_2" text:outline-level="2"><text:bookmark-start text:name="_Toc227175562"/><text:bookmark-start text:name="__RefHeading___Toc4181_667440125"/>Namena dokumenta i ciljne grupe<text:bookmark-end text:name="_Toc227175562"/><text:bookmark-end text:name="__RefHeading___Toc4181_667440125"/></text:h>
      <text:p text:style-name="Standard">Dokument će koristiti svi članovi projektnog tima u razvoju projekta i testiranju a može se koristiti i pri pisanju uputstva za upotrebu.</text:p>
      <text:h text:style-name="Heading_20_2" text:outline-level="2"><text:bookmark-start text:name="_Toc227175563"/><text:bookmark-start text:name="__RefHeading___Toc4183_667440125"/>Reference<text:bookmark-end text:name="_Toc227175563"/><text:bookmark-end text:name="__RefHeading___Toc4183_667440125"/></text:h>
      <text:p text:style-name="List_20_Paragraph">Projektni zadatak</text:p>
      <text:p text:style-name="List_20_Paragraph">Uputstvo za pisanje specifikacije scenarija upotrebe funkcionalnosti</text:p>
      <text:h text:style-name="Heading_20_2" text:outline-level="2"><text:bookmark-start text:name="_Toc227175564"/><text:bookmark-start text:name="__RefHeading___Toc4185_667440125"/>Otvorena pitanja<text:bookmark-end text:name="_Toc227175564"/><text:bookmark-end text:name="__RefHeading___Toc4185_667440125"/></text:h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2">R.Br.</text:p>
          </table:table-cell>
          <table:table-cell table:style-name="Table2.A1" office:value-type="string">
            <text:p text:style-name="P12">Opis</text:p>
          </table:table-cell>
          <table:table-cell table:style-name="Table2.A1" office:value-type="string">
            <text:p text:style-name="P12">Rešenje</text:p>
          </table:table-cell>
        </table:table-row>
        <table:table-row table:style-name="Table2.2"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</table:table-row>
        <table:table-row table:style-name="Table2.1"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</table:table-row>
        <table:table-row table:style-name="Table2.1"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</table:table-row>
      </table:table>
      <text:p text:style-name="Standard"/>
      <text:h text:style-name="Heading_20_1" text:outline-level="1"><text:bookmark-start text:name="_Toc227175565"/><text:bookmark-start text:name="__RefHeading___Toc4187_667440125"/>Scenario registracije korisnika<text:bookmark-end text:name="_Toc227175565"/><text:bookmark-end text:name="__RefHeading___Toc4187_667440125"/></text:h>
      <text:h text:style-name="Heading_20_2" text:outline-level="2"><text:bookmark-start text:name="_Toc227175566"/><text:bookmark-start text:name="__RefHeading___Toc4189_667440125"/>Kratak opis<text:bookmark-end text:name="_Toc227175566"/><text:bookmark-end text:name="__RefHeading___Toc4189_667440125"/></text:h>
      <text:p text:style-name="Standard">Nastavnici mogu, <text:span text:style-name="T3">za odgovaranje ili aktivnost na času</text:span>, da upišu ocene, za određenog učenika.</text:p>
      <text:h text:style-name="Heading_20_2" text:outline-level="2"><text:bookmark-start text:name="_Toc227175567"/><text:bookmark-start text:name="__RefHeading___Toc4191_667440125"/>Tok događaja<text:bookmark-end text:name="_Toc227175567"/><text:bookmark-end text:name="__RefHeading___Toc4191_667440125"/></text:h>
      <text:h text:style-name="P23" text:outline-level="3"><text:bookmark-start text:name="__RefHeading___Toc4193_667440125"/><text:span text:style-name="T1"><text:s/></text:span><text:span text:style-name="T3">Upisivanje ocene </text:span><text:bookmark-end text:name="__RefHeading___Toc4193_667440125"/></text:h>
      <text:list xml:id="list3367040854" text:style-name="L1">
        <text:list-item>
          <text:p text:style-name="P24">Nastavnik bira učenika kome želi da upiše ocenu i izražava želju da mu upiše ocenu</text:p>
        </text:list-item>
        <text:list-item>
          <text:p text:style-name="P24">Nastavnik bira predmet iz kojeg želi da mu upiše ocenu, brojčanu vrednost ocene, tip ocene (odgovaranje ili aktivnost na času) kao i tekstualni opis (zašto je ocena data), kao i datum kada je ocena data</text:p>
        </text:list-item>
        <text:list-item>
          <text:p text:style-name="P24">Sistem proverava podatke</text:p>
        </text:list-item>
        <text:list-item>
          <text:p text:style-name="P24">Nastavnik potvrđuje upisivanju</text:p>
        </text:list-item>
        <text:list-item>
          <text:p text:style-name="P24"><text:soft-page-break/>Ocena je uspešno upisana</text:p>
        </text:list-item>
      </text:list>
      <text:p text:style-name="P26"/>
      <text:p text:style-name="P25"><text:tab/>Alternativni tokovi:<text:line-break/><text:tab/>3a Datum je neradni </text:p>
      <text:p text:style-name="P25"><text:tab/><text:tab/>.1 Nastavnik se obaveštava <text:span text:style-name="T4">da je datum neradni</text:span></text:p>
      <text:p text:style-name="P25"><text:tab/><text:tab/>.2 Vraćamo se na korak 2</text:p>
      <text:p text:style-name="P4"/>
      <text:p text:style-name="P4"/>
      <text:h text:style-name="Heading_20_2" text:outline-level="2"><text:bookmark-start text:name="_Toc227175571"/><text:bookmark-start text:name="__RefHeading___Toc4197_667440125"/>Posebni zahtevi<text:bookmark-end text:name="_Toc227175571"/><text:bookmark-end text:name="__RefHeading___Toc4197_667440125"/></text:h>
      <text:p text:style-name="P16">Nema posebnih zahteva</text:p>
      <text:h text:style-name="Heading_20_2" text:outline-level="2"><text:bookmark-start text:name="__RefHeading___Toc4199_667440125"/><text:s/><text:bookmark-start text:name="_Toc227175572"/>Preduslovi<text:bookmark-end text:name="__RefHeading___Toc4199_667440125"/><text:bookmark-end text:name="_Toc227175572"/></text:h>
      <text:p text:style-name="P16">Korisnik mora biti ulogovan i da ima ulogu <text:span text:style-name="T3">nastavnika.</text:span></text:p>
      <text:p text:style-name="P28">Direktor mora da je dao nastavniku predmete koje predaje, kao i odeljenja kojima predaje i samim tim i učenike u njima.</text:p>
      <text:p text:style-name="P29">Deo sistema zadužen za praćenje neradnih dana mora da radi (eksterni API mora biti dostupan).</text:p>
      <text:p text:style-name="P28"/>
      <text:h text:style-name="Heading_20_2" text:outline-level="2"><text:bookmark-start text:name="_Toc227175573"/><text:bookmark-start text:name="__RefHeading___Toc4201_667440125"/>Posledice<text:bookmark-end text:name="_Toc227175573"/><text:bookmark-end text:name="__RefHeading___Toc4201_667440125"/></text:h>
      <text:p text:style-name="P16">Podaci o <text:span text:style-name="T5">ocenama za učenika se ažuriraju u bazi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ptos" fo:font-size="12pt" fo:language="en" fo:country="US" style:letter-kerning="true" style:font-name-asian="Aptos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ptos" fo:font-size="12pt" fo:language="en" fo:country="US" style:letter-kerning="true" style:font-name-asian="Aptos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4in" fo:margin-right="0in" fo:margin-top="0in" fo:margin-bottom="0.111in" style:contextual-spacing="false" fo:line-height="115%" fo:text-align="start" style:justify-single-word="false" fo:orphans="2" fo:widows="2" fo:hyphenation-ladder-count="no-limit" fo:text-indent="0in" style:auto-text-indent="false" style:writing-mode="lr-tb"/>
      <style:text-properties style:rfc-language-tag="sr-Latn-RS" fo:language="sr" fo:script="Latn" fo:country="RS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Heading_20_1_20_Char" style:default-outline-level="1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Heading_20_2_20_Char" style:default-outline-level="2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Heading_20_3_20_Char" style:default-outline-level="3" style:class="text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paragraph-properties fo:margin-left="0.4in" fo:margin-right="0in" fo:text-indent="0in" style:auto-text-indent="false"/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text-indent="0in" style:auto-text-indent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top="0.1665in" fo:margin-bottom="0in" style:contextual-spacing="false" fo:line-height="108%" fo:hyphenation-ladder-count="no-limit"/>
      <style:text-properties fo:font-size="16pt" fo:language="en" fo:country="US" style:letter-kerning="false" style:font-size-asian="16pt" style:font-size-complex="16pt" fo:hyphenate="true" fo:hyphenation-remain-char-count="2" fo:hyphenation-push-char-count="2" loext:hyphenation-no-caps="fals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left="0in" fo:margin-right="0in" fo:margin-top="0in" fo:margin-bottom="0.0693in" style:contextual-spacing="false" fo:text-indent="0in" style:auto-text-indent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665in" fo:margin-right="0in" fo:margin-top="0in" fo:margin-bottom="0.0693in" style:contextual-spacing="false" fo:text-indent="0in" style:auto-text-indent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335in" fo:margin-right="0in" fo:margin-top="0in" fo:margin-bottom="0.0693in" style:contextual-spacing="false" fo:text-indent="0in" style:auto-text-indent="false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-0.25in" fo:margin-left="0.75in"/>
        </style:list-level-properties>
      </text:outline-level-style>
      <text:outline-level-style text:level="4" text:style-name="ListLabel_20_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outline-level-style>
      <text:outline-level-style text:level="5" text:style-name="ListLabel_20_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outline-level-style>
      <text:outline-level-style text:level="6" text:style-name="ListLabel_20_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outline-level-style>
      <text:outline-level-style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outline-level-style>
      <text:outline-level-style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outline-level-style>
      <text:outline-level-style text:level="9" text:style-name="ListLabel_20_9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tyle="italic" style:font-style-asian="italic" style:font-style-complex="italic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75in" fo:margin-right="0.7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irektori</text:p>
        <text:p text:style-name="Header"/>
      </style:header>
      <style:footer>
        <text:p text:style-name="MP2"><text:page-number text:select-page="current">1</text:page-number>/<text:page-count style:num-format="1">5</text:page-count></text:p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fan</meta:initial-creator>
    <meta:editing-cycles>11</meta:editing-cycles>
    <meta:creation-date>2026-04-14T20:58:00</meta:creation-date>
    <dc:date>2026-04-16T02:25:28.937915155</dc:date>
    <meta:editing-duration>PT1H17M1S</meta:editing-duration>
    <meta:generator>LibreOffice/7.3.7.2$Linux_X86_64 LibreOffice_project/30$Build-2</meta:generator>
    <meta:document-statistic meta:table-count="2" meta:image-count="0" meta:object-count="0" meta:page-count="5" meta:paragraph-count="65" meta:word-count="318" meta:character-count="1977" meta:non-whitespace-character-count="1725"/>
    <meta:user-defined meta:name="AppVersion">16.0000</meta:user-defined>
    <meta:template xlink:type="simple" xlink:actuate="onRequest" xlink:title="Normal.dotm" xlink:href=""/>
  </office:meta>
</office:document-meta>
</file>